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Lucida Console" fo:font-size="9pt" fo:font-weight="bold" fo:background-color="transparent" style:font-name-asian="Lucida Console" style:font-size-asian="9pt" style:font-weight-asian="bold" style:font-name-complex="Lucida Console" style:font-size-complex="9pt" style:font-weight-complex="bold"/>
    </style:style>
    <style:style style:name="P2" style:family="paragraph" style:parent-style-name="Standard">
      <style:paragraph-properties style:text-autospace="none"/>
      <style:text-properties style:use-window-font-color="true" style:font-name="Lucida Console" fo:font-size="9pt" fo:background-color="transparent" style:font-name-asian="Lucida Console" style:font-size-asian="9pt" style:font-name-complex="Lucida Console" style:font-size-complex="9pt"/>
    </style:style>
    <style:style style:name="P3" style:family="paragraph" style:parent-style-name="Standard">
      <style:paragraph-properties style:text-autospace="none"/>
      <style:text-properties style:use-window-font-color="true" style:font-name="Lucida Console" fo:font-size="9pt" fo:background-color="transparent" style:font-name-asian="Lucida Console" style:font-size-asian="9pt" style:font-name-complex="Lucida Console" style:font-size-complex="9pt"/>
    </style:style>
    <style:style style:name="P4" style:family="paragraph" style:parent-style-name="Standard">
      <style:paragraph-properties style:text-autospace="none"/>
      <style:text-properties style:use-window-font-color="true" style:font-name="Lucida Console" fo:font-size="9pt" fo:font-weight="bold" fo:background-color="transparent" style:font-name-asian="Lucida Console" style:font-size-asian="9pt" style:font-weight-asian="bold" style:font-name-complex="Lucida Console" style:font-size-complex="9pt" style:font-weight-complex="bold"/>
    </style:style>
    <style:style style:name="P5" style:family="paragraph" style:parent-style-name="Standard">
      <style:paragraph-properties fo:background-color="#000000" style:shadow="none" style:text-autospace="none">
        <style:background-image/>
      </style:paragraph-properties>
      <style:text-properties fo:color="#808080" style:font-name="Lucida Console" fo:font-size="9pt" fo:background-color="transparent" style:font-name-asian="Lucida Console" style:font-size-asian="9pt" style:font-name-complex="Lucida Console" style:font-size-complex="9pt"/>
    </style:style>
    <style:style style:name="P6" style:family="paragraph" style:parent-style-name="Standard">
      <style:paragraph-properties fo:background-color="#000000" style:shadow="none" style:text-autospace="none">
        <style:background-image/>
      </style:paragraph-properties>
      <style:text-properties style:use-window-font-color="true" style:font-name="Lucida Console" fo:font-size="9pt" fo:background-color="transparent" style:font-name-asian="Lucida Console" style:font-size-asian="9pt" style:font-name-complex="Lucida Console" style:font-size-complex="9pt"/>
    </style:style>
    <style:style style:name="P7" style:family="paragraph" style:parent-style-name="Standard">
      <style:paragraph-properties fo:background-color="#000000" style:shadow="none" style:text-autospace="none">
        <style:background-image/>
      </style:paragraph-properties>
      <style:text-properties style:use-window-font-color="true" style:font-name="Lucida Console" fo:font-size="9pt" fo:background-color="#ff0000" style:font-name-asian="Lucida Console" style:font-size-asian="9pt" style:font-name-complex="Lucida Console" style:font-size-complex="9pt"/>
    </style:style>
    <style:style style:name="P8" style:family="paragraph" style:parent-style-name="Standard">
      <style:paragraph-properties fo:background-color="#000000" style:text-autospace="none">
        <style:background-image/>
      </style:paragraph-properties>
      <style:text-properties fo:color="#cccccc" style:font-name="Lucida Console" fo:font-size="9pt" fo:background-color="transparent" style:font-name-asian="Lucida Console" style:font-size-asian="9pt" style:font-name-complex="Lucida Console" style:font-size-complex="9pt"/>
    </style:style>
    <style:style style:name="P9" style:family="paragraph" style:parent-style-name="Standard">
      <style:paragraph-properties fo:background-color="#000000" style:text-autospace="none">
        <style:background-image/>
      </style:paragraph-properties>
      <style:text-properties style:use-window-font-color="true" style:font-name="Lucida Console" fo:font-size="9pt" fo:background-color="transparent" style:font-name-asian="Lucida Console" style:font-size-asian="9pt" style:font-name-complex="Lucida Console" style:font-size-complex="9pt"/>
    </style:style>
    <style:style style:name="P10" style:family="paragraph" style:parent-style-name="Standard">
      <style:paragraph-properties fo:background-color="#000000" style:text-autospace="none">
        <style:background-image/>
      </style:paragraph-properties>
      <style:text-properties style:use-window-font-color="true" style:font-name="Lucida Console" fo:font-size="9pt" fo:background-color="#ff0000" style:font-name-asian="Lucida Console" style:font-size-asian="9pt" style:font-name-complex="Lucida Console" style:font-size-complex="9pt"/>
    </style:style>
    <style:style style:name="P11" style:family="paragraph" style:parent-style-name="Standard">
      <style:paragraph-properties fo:background-color="#000000" style:text-autospace="none">
        <style:background-image/>
      </style:paragraph-properties>
      <style:text-properties fo:color="#808080" style:font-name="Lucida Console" fo:font-size="9pt" fo:background-color="transparent" style:font-name-asian="Lucida Console" style:font-size-asian="9pt" style:font-name-complex="Lucida Console" style:font-size-complex="9pt"/>
    </style:style>
    <style:style style:name="P12" style:family="paragraph" style:parent-style-name="Standard">
      <style:paragraph-properties fo:break-before="page" fo:background-color="#000000" style:shadow="none" style:text-autospace="none">
        <style:background-image/>
      </style:paragraph-properties>
      <style:text-properties fo:color="#808080" style:font-name="Lucida Console" fo:font-size="9pt" fo:background-color="transparent" style:font-name-asian="Lucida Console" style:font-size-asian="9pt" style:font-name-complex="Lucida Console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background-color="#00cc00"/>
    </style:style>
    <style:style style:name="T4" style:family="text">
      <style:text-properties fo:background-color="#ff0000"/>
    </style:style>
    <style:style style:name="T5" style:family="text">
      <style:text-properties fo:color="#ffffff" fo:background-color="#ff0000"/>
    </style:style>
    <style:style style:name="T6" style:family="text">
      <style:text-properties fo:color="#ffffff" fo:background-color="#00cc00"/>
    </style:style>
    <style:style style:name="T7" style:family="text">
      <style:text-properties fo:background-color="#0000ff"/>
    </style:style>
    <style:style style:name="T8" style:family="text">
      <style:text-properties fo:color="#808080"/>
    </style:style>
    <style:style style:name="T9" style:family="text">
      <style:text-properties fo:background-color="#999999"/>
    </style:style>
    <style:style style:name="T10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t ifelse_chain</text:p>
      <text:p text:style-name="P11">{</text:p>
      <text:p text:style-name="P9"><text:s text:c="8"/>public bit[4] control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else if (control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control[2] == <text:span text:style-name="T3">1</text:span>)</text:p>
      <text:p text:style-name="P9"><text:s text:c="16"/>if (control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REMINDER: Let's use “jiffy” as the unit of time in which one step in the simulation occurs.</text:p>
      <text:p text:style-name="P2"/>
      <text:p text:style-name="P12">part ifelse_chain</text:p>
      <text:p text:style-name="P11">{</text:p>
      <text:p text:style-name="P9"><text:s text:c="8"/>public bit[4] <text:span text:style-name="T4">control</text:span>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<text:span text:style-name="T4">control</text:span>[0] == <text:span text:style-name="T3">1</text:span>)</text:p>
      <text:p text:style-name="P9"><text:s text:c="16"/>out = in[0];</text:p>
      <text:p text:style-name="P9"><text:s text:c="8"/>else if (<text:span text:style-name="T4">control</text:span>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4">control</text:span>[2] == <text:span text:style-name="T3">1</text:span>)</text:p>
      <text:p text:style-name="P9"><text:s text:c="16"/>if (<text:span text:style-name="T4">control</text:span>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'control' declaration on line 3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control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<text:span text:style-name="T4">if (control[0] == </text:span><text:span text:style-name="T3">1</text:span><text:span text:style-name="T4">)</text:span></text:p>
      <text:p text:style-name="P10"><text:s text:c="16"/>out = in[0];</text:p>
      <text:p text:style-name="P10"><text:s text:c="8"/>else if (control[1] == <text:span text:style-name="T3">1</text:span>)</text:p>
      <text:p text:style-name="P10"><text:s text:c="8"/>{</text:p>
      <text:p text:style-name="P10"><text:s text:c="16"/>out = in[1];</text:p>
      <text:p text:style-name="P10"><text:s text:c="8"/>}</text:p>
      <text:p text:style-name="P10"><text:s text:c="8"/>else if (control[2] == <text:span text:style-name="T3">1</text:span>)</text:p>
      <text:p text:style-name="P10"><text:s text:c="16"/>if (control[3] == <text:span text:style-name="T3">1</text:span>)</text:p>
      <text:p text:style-name="P10"><text:s text:c="24"/>out = in[2];</text:p>
      <text:p text:style-name="P10"><text:s text:c="16"/>else</text:p>
      <text:p text:style-name="P10"><text:s text:c="24"/>out = in[3];</text:p>
      <text:p text:style-name="P10"><text:s text:c="8"/>else</text:p>
      <text:p text:style-name="P10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the 'if' keyword on line 8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control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<text:span text:style-name="T4">else if (control[1] == </text:span><text:span text:style-name="T3">1</text:span><text:span text:style-name="T4">)</text:span></text:p>
      <text:p text:style-name="P10"><text:s text:c="8"/>{</text:p>
      <text:p text:style-name="P10"><text:s text:c="16"/>out = in[1];</text:p>
      <text:p text:style-name="P10"><text:s text:c="8"/>}</text:p>
      <text:p text:style-name="P10"><text:s text:c="8"/>else if (control[2] == <text:span text:style-name="T3">1</text:span>)</text:p>
      <text:p text:style-name="P10"><text:s text:c="16"/>if (control[3] == <text:span text:style-name="T3">1</text:span>)</text:p>
      <text:p text:style-name="P10"><text:s text:c="24"/>out = in[2];</text:p>
      <text:p text:style-name="P10"><text:s text:c="16"/>else</text:p>
      <text:p text:style-name="P10"><text:s text:c="24"/>out = in[3];</text:p>
      <text:p text:style-name="P10"><text:s text:c="8"/>else</text:p>
      <text:p text:style-name="P10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the 'else' keyword on line 10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control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else <text:span text:style-name="T4">if (control[1] == </text:span><text:span text:style-name="T3">1</text:span><text:span text:style-name="T4">)</text:span></text:p>
      <text:p text:style-name="P10"><text:s text:c="8"/>{</text:p>
      <text:p text:style-name="P10"><text:s text:c="16"/>out = in[1];</text:p>
      <text:p text:style-name="P10"><text:s text:c="8"/>}</text:p>
      <text:p text:style-name="P10"><text:s text:c="8"/>else if (control[2] == <text:span text:style-name="T3">1</text:span>)</text:p>
      <text:p text:style-name="P10"><text:s text:c="16"/>if (control[3] == <text:span text:style-name="T3">1</text:span>)</text:p>
      <text:p text:style-name="P10"><text:s text:c="24"/>out = in[2];</text:p>
      <text:p text:style-name="P10"><text:s text:c="16"/>else</text:p>
      <text:p text:style-name="P10"><text:s text:c="24"/>out = in[3];</text:p>
      <text:p text:style-name="P10"><text:s text:c="8"/>else</text:p>
      <text:p text:style-name="P10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the 'if' keyword on line 11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control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else if (control[1] == <text:span text:style-name="T3">1</text:span>)</text:p>
      <text:p text:style-name="P9"><text:s text:c="8"/><text:span text:style-name="T4">{</text:span></text:p>
      <text:p text:style-name="P10"><text:s text:c="16"/>out = in[1];</text:p>
      <text:p text:style-name="P10"><text:s text:c="8"/>}</text:p>
      <text:p text:style-name="P9"><text:s text:c="8"/>else if (control[2] == <text:span text:style-name="T3">1</text:span>)</text:p>
      <text:p text:style-name="P9"><text:s text:c="16"/>if (control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the { on line 12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control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else if <text:span text:style-name="T4">(control[1] == </text:span><text:span text:style-name="T3">1</text:span><text:span text:style-name="T4">)</text:span>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control[2] == <text:span text:style-name="T3">1</text:span>)</text:p>
      <text:p text:style-name="P9"><text:s text:c="16"/>if (control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the ( on line 10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control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else if (<text:span text:style-name="T4">control[1] == </text:span>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control[2] == <text:span text:style-name="T3">1</text:span>)</text:p>
      <text:p text:style-name="P9"><text:s text:c="16"/>if (control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the = on line 10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<text:span text:style-name="T4">control:????</text:span>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<text:span text:style-name="T4">control</text:span>[0] == <text:span text:style-name="T3">1</text:span>)</text:p>
      <text:p text:style-name="P9"><text:s text:c="16"/>out = in[0];</text:p>
      <text:p text:style-name="P9"><text:s text:c="8"/>else if (<text:span text:style-name="T4">control</text:span>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4">control</text:span>[2] == <text:span text:style-name="T3">1</text:span>)</text:p>
      <text:p text:style-name="P9"><text:s text:c="16"/>if (<text:span text:style-name="T4">control</text:span>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hits v while over the 'control' declaration on line 3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<text:span text:style-name="T4">????</text:span>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else if (control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control[2] == <text:span text:style-name="T3">1</text:span>)</text:p>
      <text:p text:style-name="P9"><text:s text:c="16"/>if (control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hits v a second time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control:??<text:span text:style-name="T4">?</text:span>?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control[0] == <text:span text:style-name="T3">1</text:span>)</text:p>
      <text:p text:style-name="P9"><text:s text:c="16"/>out = in[0];</text:p>
      <text:p text:style-name="P9"><text:s text:c="8"/>else if (control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4">control[2]</text:span> == <text:span text:style-name="T3">1</text:span>)</text:p>
      <text:p text:style-name="P9"><text:s text:c="16"/>if (control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returns control to “name:value” state, and then mouses over the 3</text:span><text:span text:style-name="T10">rd</text:span><text:span text:style-name="T2"> ?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<text:span text:style-name="T7">control</text:span>;</text:p>
      <text:p text:style-name="P9"><text:s text:c="8"/>public bit[5] in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<text:span text:style-name="T7">control</text:span>[0] == <text:span text:style-name="T3">1</text:span>)</text:p>
      <text:p text:style-name="P9"><text:s text:c="16"/>out = in[0];</text:p>
      <text:p text:style-name="P9"><text:s text:c="8"/>else if (<text:span text:style-name="T7">control</text:span>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7">control</text:span>[2] == <text:span text:style-name="T3">1</text:span>)</text:p>
      <text:p text:style-name="P9"><text:s text:c="16"/>if (<text:span text:style-name="T7">control</text:span>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moves the cursor away, and then hits 'space'. <text:s/>'control' input gets all of its value set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<text:span text:style-name="T7">control</text:span>;</text:p>
      <text:p text:style-name="P9"><text:s text:c="8"/>public bit[5] <text:span text:style-name="T9">in</text:span>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<text:span text:style-name="T7">control[0]</text:span> == <text:span text:style-name="T3">1</text:span>)</text:p>
      <text:p text:style-name="P9"><text:s text:c="16"/>out = <text:span text:style-name="T7">in[0]</text:span>;</text:p>
      <text:p text:style-name="P9"><text:s text:c="8"/>else if (<text:span text:style-name="T7">control[1]</text:span>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7">control[2]</text:span> == <text:span text:style-name="T3">1</text:span>)</text:p>
      <text:p text:style-name="P9"><text:s text:c="16"/>if (<text:span text:style-name="T7">control[3]</text:span>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<text:s/>hits 'space' again. <text:s/>'in[0]' gets its value set, but the rest of the array is not set yet.</text:span></text:p>
      <text:p text:style-name="P2"><text:span text:style-name="T2"/></text:p>
      <text:p text:style-name="P12">part ifelse_chain</text:p>
      <text:p text:style-name="P11">{</text:p>
      <text:p text:style-name="P9"><text:s text:c="8"/>public bit[4] <text:span text:style-name="T7">control:1100</text:span>;</text:p>
      <text:p text:style-name="P9"><text:s text:c="8"/>public bit[5] <text:span text:style-name="T9">in:</text:span>???<text:span text:style-name="T7">0</text:span>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<text:span text:style-name="T7">control[0]</text:span> == <text:span text:style-name="T3">1</text:span>)</text:p>
      <text:p text:style-name="P9"><text:s text:c="16"/>out = <text:span text:style-name="T7">in[0]</text:span>;</text:p>
      <text:p text:style-name="P9"><text:s text:c="8"/>else if (<text:span text:style-name="T7">control[1]</text:span>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7">control[2]</text:span> == <text:span text:style-name="T3">1</text:span>)</text:p>
      <text:p text:style-name="P9"><text:s text:c="16"/>if (<text:span text:style-name="T7">control[3]</text:span>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turns on value display of both 'control' and 'in'.</text:span></text:p>
      <text:p text:style-name="P2"/>
      <text:p text:style-name="P12">part ifelse_chain</text:p>
      <text:p text:style-name="P11">{</text:p>
      <text:p text:style-name="P9"><text:s text:c="8"/>public bit[4] <text:span text:style-name="T7">control:1100</text:span>;</text:p>
      <text:p text:style-name="P9"><text:s text:c="8"/>public bit[5] <text:span text:style-name="T9">in:</text:span>???<text:span text:style-name="T7">0</text:span>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<text:span text:style-name="T4">(</text:span><text:span text:style-name="T5">control[0]</text:span><text:span text:style-name="T4"> == </text:span><text:span text:style-name="T3">1</text:span><text:span text:style-name="T4">):?</text:span>)</text:p>
      <text:p text:style-name="P9"><text:s text:c="16"/>out = <text:span text:style-name="T7">in[0]</text:span>;</text:p>
      <text:p text:style-name="P9"><text:s text:c="8"/>else if (<text:span text:style-name="T7">control</text:span>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7">control</text:span>[2] == <text:span text:style-name="T3">1</text:span>)</text:p>
      <text:p text:style-name="P9"><text:s text:c="16"/>if (<text:span text:style-name="T7">control</text:span>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mouses over the == on line 8, and hits v.</text:span></text:p>
      <text:p text:style-name="P2"/>
      <text:p text:style-name="P12">part ifelse_chain</text:p>
      <text:p text:style-name="P11">{</text:p>
      <text:p text:style-name="P9"><text:s text:c="8"/>public bit[4] <text:span text:style-name="T7">control:1100</text:span>;</text:p>
      <text:p text:style-name="P9"><text:s text:c="8"/>public bit[5] <text:span text:style-name="T9">in:</text:span>???<text:span text:style-name="T7">0</text:span>;</text:p>
      <text:p text:style-name="P9"><text:s text:c="8"/>public bit out;</text:p>
      <text:p text:style-name="P9"/>
      <text:p text:style-name="P8"><text:s text:c="8"/><text:span text:style-name="T8">/* Awful, convoluted style, but should be valid */</text:span></text:p>
      <text:p text:style-name="P9"><text:s text:c="8"/>if (<text:span text:style-name="T5">(control[0] == </text:span><text:span text:style-name="T6">1</text:span><text:span text:style-name="T5">):0</text:span>)</text:p>
      <text:p text:style-name="P9"><text:s text:c="16"/><text:span text:style-name="T8">out = in[0];</text:span></text:p>
      <text:p text:style-name="P9"><text:s text:c="8"/>else if (<text:span text:style-name="T7">control</text:span>[1] == <text:span text:style-name="T3">1</text:span>)</text:p>
      <text:p text:style-name="P9"><text:s text:c="8"/>{</text:p>
      <text:p text:style-name="P9"><text:s text:c="16"/>out = in[1];</text:p>
      <text:p text:style-name="P9"><text:s text:c="8"/>}</text:p>
      <text:p text:style-name="P9"><text:s text:c="8"/>else if (<text:span text:style-name="T7">control</text:span>[2] == <text:span text:style-name="T3">1</text:span>)</text:p>
      <text:p text:style-name="P9"><text:s text:c="16"/>if (<text:span text:style-name="T7">control</text:span>[3] == <text:span text:style-name="T3">1</text:span>)</text:p>
      <text:p text:style-name="P9"><text:s text:c="24"/>out = in[2];</text:p>
      <text:p text:style-name="P9"><text:s text:c="16"/>else</text:p>
      <text:p text:style-name="P9"><text:s text:c="24"/>out = in[3];</text:p>
      <text:p text:style-name="P9"><text:s text:c="8"/>else</text:p>
      <text:p text:style-name="P9"><text:s text:c="16"/>out = in[4];</text:p>
      <text:p text:style-name="P11">}</text:p>
      <text:p text:style-name="P2"/>
      <text:p text:style-name="P1">Mouse-over example:</text:p>
      <text:p text:style-name="P2"><text:span text:style-name="T2">The user stays over the == on line 8, and hits ENTER. <text:s/>Notice that line 9 gets grayed out.</text:span></text:p>
      <text:p text:style-name="P2"><text:span text:style-name="T2"/></text:p>
      <text:p text:style-name="P12">part mux4</text:p>
      <text:p text:style-name="P11">{</text:p>
      <text:p text:style-name="P9"><text:tab/>public bit[2] control;</text:p>
      <text:p text:style-name="P9"><text:tab/>public bit[4] in;</text:p>
      <text:p text:style-name="P9"><text:tab/>public bit out;</text:p>
      <text:p text:style-name="P9"/>
      <text:p text:style-name="P9"><text:tab/>for (i; <text:span text:style-name="T3">0</text:span>..<text:span text:style-name="T3">4</text:span>)</text:p>
      <text:p text:style-name="P9"><text:tab/>{</text:p>
      <text:p text:style-name="P9"><text:tab/><text:tab/>if (control == <text:span text:style-name="T3">i</text:span>)</text:p>
      <text:p text:style-name="P9"><text:tab/><text:tab/><text:tab/>out = in[i];</text:p>
      <text:p text:style-name="P9"><text:tab/>}</text:p>
      <text:p text:style-name="P11">}</text:p>
      <text:p text:style-name="P2"/>
      <text:p text:style-name="P1">Mouse-over example:</text:p>
      <text:p text:style-name="P2"><text:span text:style-name="T2">The starting state. <text:s/>Note that 'i' is green (indicating that it is a compile-time constant). <text:s/>Technically, the array index is also the same constant, but we do </text:span><text:span text:style-name="T1">NOT</text:span><text:span text:style-name="T2"> mark array indices as green.</text:span></text:p>
      <text:p text:style-name="P2"><text:span text:style-name="T2"/></text:p>
      <text:p text:style-name="P12">part mux4</text:p>
      <text:p text:style-name="P11">{</text:p>
      <text:p text:style-name="P9"><text:tab/>public bit[2] control;</text:p>
      <text:p text:style-name="P9"><text:tab/>public bit[4] in;</text:p>
      <text:p text:style-name="P9"><text:tab/>public bit out;</text:p>
      <text:p text:style-name="P9"/>
      <text:p text:style-name="P9"><text:tab/><text:span text:style-name="T4">for (i; </text:span><text:span text:style-name="T3">0</text:span><text:span text:style-name="T4">..</text:span><text:span text:style-name="T3">4</text:span><text:span text:style-name="T4">)</text:span></text:p>
      <text:p text:style-name="P10"><text:tab/>0:</text:p>
      <text:p text:style-name="P10"><text:tab/>{</text:p>
      <text:p text:style-name="P10"><text:tab/><text:tab/>if (control == <text:span text:style-name="T3">0</text:span>)</text:p>
      <text:p text:style-name="P10"><text:tab/><text:tab/><text:tab/>out = in[0];</text:p>
      <text:p text:style-name="P10"><text:tab/>}</text:p>
      <text:p text:style-name="P10"><text:tab/>1:</text:p>
      <text:p text:style-name="P10"><text:tab/>{</text:p>
      <text:p text:style-name="P10"><text:tab/><text:tab/>if (control == <text:span text:style-name="T3">1</text:span>)</text:p>
      <text:p text:style-name="P10"><text:tab/><text:tab/><text:tab/>out = in[1];</text:p>
      <text:p text:style-name="P10"><text:tab/>}</text:p>
      <text:p text:style-name="P10"><text:tab/>2:</text:p>
      <text:p text:style-name="P10"><text:tab/>{</text:p>
      <text:p text:style-name="P10"><text:tab/><text:tab/>if (control == <text:span text:style-name="T3">2</text:span>)</text:p>
      <text:p text:style-name="P10"><text:tab/><text:tab/><text:tab/>out = in[2];</text:p>
      <text:p text:style-name="P10"><text:tab/>}</text:p>
      <text:p text:style-name="P10"><text:tab/>3:</text:p>
      <text:p text:style-name="P10"><text:tab/>{</text:p>
      <text:p text:style-name="P10"><text:tab/><text:tab/>if (control == <text:span text:style-name="T3">3</text:span>)</text:p>
      <text:p text:style-name="P10"><text:tab/><text:tab/><text:tab/>out = in[3];</text:p>
      <text:p text:style-name="P10"><text:tab/>}</text:p>
      <text:p text:style-name="P11">}</text:p>
      <text:p text:style-name="P2"/>
      <text:p text:style-name="P1">Mouse-over example:</text:p>
      <text:p text:style-name="P2"><text:span text:style-name="T2">User mouses over the “for” keyword and hits x.</text:span></text:p>
      <text:p text:style-name="P2"><text:span text:style-name="T2"/></text:p>
      <text:p text:style-name="P12">plugtype data</text:p>
      <text:p text:style-name="P5">{</text:p>
      <text:p text:style-name="P5"><text:tab/>bit <text:s text:c="3"/>x;</text:p>
      <text:p text:style-name="P5"><text:tab/>bit[3] y;</text:p>
      <text:p text:style-name="P5">}</text:p>
      <text:p text:style-name="P5"/>
      <text:p text:style-name="P5">part gate</text:p>
      <text:p text:style-name="P11">{</text:p>
      <text:p text:style-name="P9"><text:tab/>public data in;</text:p>
      <text:p text:style-name="P9"><text:tab/>public bit <text:s/>enable;</text:p>
      <text:p text:style-name="P9"><text:tab/>public data out;</text:p>
      <text:p text:style-name="P9"/>
      <text:p text:style-name="P9"><text:tab/>if (enable)</text:p>
      <text:p text:style-name="P9"><text:tab/><text:tab/>out = in;</text:p>
      <text:p text:style-name="P9"><text:tab/>else</text:p>
      <text:p text:style-name="P9"><text:tab/><text:tab/>((bit[])out) = <text:span text:style-name="T3">0</text:span>;</text:p>
      <text:p text:style-name="P11">}</text:p>
      <text:p text:style-name="P2"/>
      <text:p text:style-name="P2"><text:span text:style-name="T2">The starting state.</text:span></text:p>
      <text:p text:style-name="P2"><text:span text:style-name="T2"/></text:p>
      <text:p text:style-name="P12">plugtype data</text:p>
      <text:p text:style-name="P5">{</text:p>
      <text:p text:style-name="P5"><text:tab/>bit <text:s text:c="3"/>x;</text:p>
      <text:p text:style-name="P5"><text:tab/>bit[3] y;</text:p>
      <text:p text:style-name="P5">}</text:p>
      <text:p text:style-name="P5"/>
      <text:p text:style-name="P5">part gate</text:p>
      <text:p text:style-name="P11">{</text:p>
      <text:p text:style-name="P9"><text:tab/>public data <text:span text:style-name="T4">in:{</text:span></text:p>
      <text:p text:style-name="P7"><text:tab/> <text:s text:c="14"/><text:tab/>bit <text:s text:c="3"/>x;</text:p>
      <text:p text:style-name="P7"><text:tab/> <text:s text:c="14"/><text:tab/>bit[3] y;</text:p>
      <text:p text:style-name="P6"><text:span text:style-name="T4"><text:tab/> <text:s text:c="14"/>}</text:span>;</text:p>
      <text:p text:style-name="P9"><text:tab/>public bit <text:s/>enable;</text:p>
      <text:p text:style-name="P9"><text:tab/>public data out;</text:p>
      <text:p text:style-name="P9"/>
      <text:p text:style-name="P9"><text:tab/>if (enable)</text:p>
      <text:p text:style-name="P9"><text:tab/><text:tab/>out = <text:span text:style-name="T4">in</text:span>;</text:p>
      <text:p text:style-name="P9"><text:tab/>else</text:p>
      <text:p text:style-name="P9"><text:tab/><text:tab/>((bit[])out) = <text:span text:style-name="T3">0</text:span>;</text:p>
      <text:p text:style-name="P11">}</text:p>
      <text:p text:style-name="P2"/>
      <text:p text:style-name="P2"><text:span text:style-name="T2">The mouses over the 'in' declaration and hits x. <text:s/>The definition of the 'data' plugtype is dropped into the code. <text:s/>The various fields and code of the plugtype can now be accessed the same was as the “direct” fields and code of the enclosing part.</text:span></text:p>
      <text:p text:style-name="P2"><text:span text:style-name="T2"/></text:p>
      <text:p text:style-name="P12">part full_adder</text:p>
      <text:p text:style-name="P5">{</text:p>
      <text:p text:style-name="P5"><text:tab/>public bit a,b, carryIn;</text:p>
      <text:p text:style-name="P5"><text:tab/>public bit sum, carryOut;</text:p>
      <text:p text:style-name="P5"><text:tab/>sum = a ^ b ^ carryIn;</text:p>
      <text:p text:style-name="P5"><text:tab/>carryOut = (a &amp; b) | (a &amp; carryIn) | (b &amp; carryIn);</text:p>
      <text:p text:style-name="P5">}</text:p>
      <text:p text:style-name="P5"/>
      <text:p text:style-name="P5">part adder4</text:p>
      <text:p text:style-name="P11">{</text:p>
      <text:p text:style-name="P9"><text:tab/>public bit[4] a,b;</text:p>
      <text:p text:style-name="P9"><text:tab/>public bit <text:s text:c="3"/>carryIn;</text:p>
      <text:p text:style-name="P9"><text:tab/>public bit[4] sum;</text:p>
      <text:p text:style-name="P9"><text:tab/>public bit <text:s text:c="3"/>carryOut;</text:p>
      <text:p text:style-name="P9"><text:tab/>public bit <text:s text:c="3"/>overflow;</text:p>
      <text:p text:style-name="P9"/>
      <text:p text:style-name="P9"><text:tab/>subpart full_adder[4] adders;</text:p>
      <text:p text:style-name="P9"/>
      <text:p text:style-name="P9"><text:tab/>for (i; <text:span text:style-name="T3">0</text:span>..<text:span text:style-name="T3">4</text:span>)</text:p>
      <text:p text:style-name="P9"><text:tab/>{</text:p>
      <text:p text:style-name="P9"><text:tab/><text:tab/>adders[i].a = a[i];</text:p>
      <text:p text:style-name="P9"><text:tab/><text:tab/>adders[i].b = b[i];<text:line-break/><text:tab/><text:tab/>sum[i] = adders[i].sum;</text:p>
      <text:p text:style-name="P9"><text:tab/>}</text:p>
      <text:p text:style-name="P9"/>
      <text:p text:style-name="P9"><text:tab/>adders[0].carryIn = 0;</text:p>
      <text:p text:style-name="P9"><text:tab/>for (i: <text:span text:style-name="T3">1</text:span>..<text:span text:style-name="T3">4</text:span>)</text:p>
      <text:p text:style-name="P9"><text:tab/><text:tab/>adders[i].carryIn = adders[i-1].carryOut;</text:p>
      <text:p text:style-name="P9"/>
      <text:p text:style-name="P9"><text:tab/>carryOut = adders[3].carryOut;</text:p>
      <text:p text:style-name="P9"><text:tab/>overflow = (a[3] == b[3]) &amp; (sum[3] != a[3]);</text:p>
      <text:p text:style-name="P11">}</text:p>
      <text:p text:style-name="P2"/>
      <text:p text:style-name="P2"><text:span text:style-name="T2">A more complex part, including 4 sub-parts.</text:span></text:p>
      <text:p text:style-name="P2"><text:span text:style-name="T2"/></text:p>
      <text:p text:style-name="P12">part full_adder</text:p>
      <text:p text:style-name="P5">{</text:p>
      <text:p text:style-name="P5"><text:tab/>public bit a,b, carryIn;</text:p>
      <text:p text:style-name="P5"><text:tab/>public bit sum, carryOut;</text:p>
      <text:p text:style-name="P5"><text:tab/>sum = a ^ b ^ carryIn;</text:p>
      <text:p text:style-name="P5"><text:tab/>carryOut = (a &amp; b) | (a &amp; carryIn) | (b &amp; carryIn);</text:p>
      <text:p text:style-name="P5">}</text:p>
      <text:p text:style-name="P5"/>
      <text:p text:style-name="P5">part adder4</text:p>
      <text:p text:style-name="P11">{</text:p>
      <text:p text:style-name="P9"><text:tab/>public bit[4] a,b;</text:p>
      <text:p text:style-name="P9"><text:tab/>public bit <text:s text:c="3"/>carryIn;</text:p>
      <text:p text:style-name="P9"><text:tab/>public bit[4] sum;</text:p>
      <text:p text:style-name="P9"><text:tab/>public bit <text:s text:c="3"/>carryOut;</text:p>
      <text:p text:style-name="P9"><text:tab/>public bit <text:s text:c="3"/>overflow;</text:p>
      <text:p text:style-name="P9"/>
      <text:p text:style-name="P9"><text:tab/>subpart full_adder[4] adders:</text:p>
      <text:p text:style-name="P9"><text:tab/>0:</text:p>
      <text:p text:style-name="P9"><text:tab/>part full_adder</text:p>
      <text:p text:style-name="P6"><text:tab/>{</text:p>
      <text:p text:style-name="P6"><text:tab/><text:tab/>public bit a,b, carryIn;</text:p>
      <text:p text:style-name="P6"><text:tab/><text:tab/>public bit sum, carryOut;</text:p>
      <text:p text:style-name="P6"><text:tab/><text:tab/>sum = a ^ b ^ carryIn;</text:p>
      <text:p text:style-name="P6"><text:tab/><text:tab/>carryOut = (a &amp; b) | (a &amp; carryIn) | (b &amp; carryIn);</text:p>
      <text:p text:style-name="P6"><text:tab/>}</text:p>
      <text:p text:style-name="P9"><text:tab/>1:</text:p>
      <text:p text:style-name="P9"><text:tab/>{</text:p>
      <text:p text:style-name="P6"><text:tab/><text:tab/>public bit a,b, carryIn;</text:p>
      <text:p text:style-name="P6"><text:tab/><text:tab/>public bit sum, carryOut;</text:p>
      <text:p text:style-name="P6"><text:tab/><text:tab/>sum = a ^ b ^ carryIn;</text:p>
      <text:p text:style-name="P6"><text:tab/><text:tab/>carryOut = (a &amp; b) | (a &amp; carryIn) | (b &amp; carryIn);</text:p>
      <text:p text:style-name="P6"><text:tab/>}</text:p>
      <text:p text:style-name="P9"><text:tab/>2:</text:p>
      <text:p text:style-name="P9"><text:tab/>{</text:p>
      <text:p text:style-name="P6"><text:tab/><text:tab/>public bit a,b, carryIn;</text:p>
      <text:p text:style-name="P6"><text:tab/><text:tab/>public bit sum, carryOut;</text:p>
      <text:p text:style-name="P6"><text:tab/><text:tab/>sum = a ^ b ^ carryIn;</text:p>
      <text:p text:style-name="P6"><text:tab/><text:tab/>carryOut = (a &amp; b) | (a &amp; carryIn) | (b &amp; carryIn);</text:p>
      <text:p text:style-name="P6"><text:tab/>}</text:p>
      <text:p text:style-name="P9"><text:tab/>3:</text:p>
      <text:p text:style-name="P9"><text:tab/>{</text:p>
      <text:p text:style-name="P6"><text:tab/><text:tab/>public bit a,b, carryIn;</text:p>
      <text:p text:style-name="P6"><text:tab/><text:tab/>public bit sum, carryOut;</text:p>
      <text:p text:style-name="P6"><text:tab/><text:tab/>sum = a ^ b ^ carryIn;</text:p>
      <text:p text:style-name="P6"><text:tab/><text:tab/>carryOut = (a &amp; b) | (a &amp; carryIn) | (b &amp; carryIn);</text:p>
      <text:p text:style-name="P6"><text:tab/>};</text:p>
      <text:p text:style-name="P9"/>
      <text:p text:style-name="P9"><text:tab/>for (i; <text:span text:style-name="T3">0</text:span>..<text:span text:style-name="T3">4</text:span>)</text:p>
      <text:p text:style-name="P9"><text:tab/>{</text:p>
      <text:p text:style-name="P9"><text:tab/><text:tab/>adders[i].a = a[i];</text:p>
      <text:p text:style-name="P9"><text:tab/><text:tab/>adders[i].b = b[i];<text:line-break/><text:tab/><text:tab/>sum[i] = adders[i].sum;</text:p>
      <text:p text:style-name="P9"><text:tab/>}</text:p>
      <text:p text:style-name="P9"/>
      <text:p text:style-name="P9"><text:tab/>adders[0].carryIn = 0;</text:p>
      <text:p text:style-name="P9"><text:tab/>for (i: <text:span text:style-name="T3">1</text:span>..<text:span text:style-name="T3">4</text:span>)</text:p>
      <text:p text:style-name="P9"><text:tab/><text:tab/>adders[i].carryIn = adders[i-1].carryOut;</text:p>
      <text:p text:style-name="P9"/>
      <text:p text:style-name="P9"><text:tab/>carryOut = adders[3].carryOut;</text:p>
      <text:p text:style-name="P9"><text:tab/>overflow = (a[3] == b[3]) &amp; (sum[3] != a[3]);</text:p>
      <text:p text:style-name="P11">}</text:p>
      <text:p text:style-name="P2"/>
      <text:p text:style-name="P2"><text:span text:style-name="T2">The user hits x on the adders declaration. <text:s/>(Note that the picture above assumes that the user is no longer over the top of the declaration, so nothing is highlighted.)</text:span></text:p>
      <text:p text:style-name="P2"><text:span text:style-name="T2"/></text:p>
      <text:p text:style-name="P12">part full_adder</text:p>
      <text:p text:style-name="P5">{</text:p>
      <text:p text:style-name="P5"><text:tab/>public bit a,b, carryIn;</text:p>
      <text:p text:style-name="P5"><text:tab/>public bit sum, carryOut;</text:p>
      <text:p text:style-name="P5"><text:tab/>sum = a ^ b ^ carryIn;</text:p>
      <text:p text:style-name="P5"><text:tab/>carryOut = (a &amp; b) | (a &amp; carryIn) | (b &amp; carryIn);</text:p>
      <text:p text:style-name="P5">}</text:p>
      <text:p text:style-name="P5"/>
      <text:p text:style-name="P5">part adder4</text:p>
      <text:p text:style-name="P11">{</text:p>
      <text:p text:style-name="P9"><text:tab/>public bit[4] a,b;</text:p>
      <text:p text:style-name="P9"><text:tab/>public bit <text:s text:c="3"/>carryIn;</text:p>
      <text:p text:style-name="P9"><text:tab/>public bit[4] sum;</text:p>
      <text:p text:style-name="P9"><text:tab/>public bit <text:s text:c="3"/>carryOut;</text:p>
      <text:p text:style-name="P9"><text:tab/>public bit <text:s text:c="3"/>overflow;</text:p>
      <text:p text:style-name="P9"/>
      <text:p text:style-name="P9"><text:tab/>subpart full_adder[4] adders:</text:p>
      <text:p text:style-name="P9"><text:tab/>0:</text:p>
      <text:p text:style-name="P9"><text:tab/>part full_adder</text:p>
      <text:p text:style-name="P6"><text:tab/>{</text:p>
      <text:p text:style-name="P6"><text:tab/><text:tab/>public bit a,b, carryIn;</text:p>
      <text:p text:style-name="P6"><text:tab/><text:tab/>public bit sum, carryOut;</text:p>
      <text:p text:style-name="P6"><text:tab/><text:tab/>sum = a ^ b ^ carryIn;</text:p>
      <text:p text:style-name="P6"><text:tab/><text:tab/>carryOut = (a &amp; b) | (a &amp; carryIn) | (b &amp; carryIn);</text:p>
      <text:p text:style-name="P6"><text:tab/>}</text:p>
      <text:p text:style-name="P9"><text:tab/>1:</text:p>
      <text:p text:style-name="P9"><text:tab/>{</text:p>
      <text:p text:style-name="P6"><text:tab/><text:tab/>public bit a,b, carryIn;</text:p>
      <text:p text:style-name="P6"><text:tab/><text:tab/>public bit sum, <text:span text:style-name="T4">carryOut</text:span>;</text:p>
      <text:p text:style-name="P6"><text:tab/><text:tab/>sum = a ^ b ^ carryIn;</text:p>
      <text:p text:style-name="P6"><text:tab/><text:tab/><text:span text:style-name="T4">carryOut</text:span> = (a &amp; b) | (a &amp; carryIn) | (b &amp; carryIn);</text:p>
      <text:p text:style-name="P6"><text:tab/>}</text:p>
      <text:p text:style-name="P9"><text:tab/>2:</text:p>
      <text:p text:style-name="P9"><text:tab/>{</text:p>
      <text:p text:style-name="P6"><text:tab/><text:tab/>public bit a,b, carryIn;</text:p>
      <text:p text:style-name="P6"><text:tab/><text:tab/>public bit sum, carryOut;</text:p>
      <text:p text:style-name="P6"><text:tab/><text:tab/>sum = a ^ b ^ <text:span text:style-name="T4">carryIn</text:span>;</text:p>
      <text:p text:style-name="P6"><text:tab/><text:tab/>carryOut = (a &amp; b) | (a &amp; <text:span text:style-name="T4">carryIn</text:span>) | (b &amp; <text:span text:style-name="T4">carryIn</text:span>);</text:p>
      <text:p text:style-name="P6"><text:tab/>}</text:p>
      <text:p text:style-name="P9"><text:tab/>3:</text:p>
      <text:p text:style-name="P9"><text:tab/>{</text:p>
      <text:p text:style-name="P6"><text:tab/><text:tab/>public bit a,b, carryIn;</text:p>
      <text:p text:style-name="P6"><text:tab/><text:tab/>public bit sum, carryOut;</text:p>
      <text:p text:style-name="P6"><text:tab/><text:tab/>sum = a ^ b ^ carryIn;</text:p>
      <text:p text:style-name="P6"><text:tab/><text:tab/>carryOut = (a &amp; b) | (a &amp; carryIn) | (b &amp; carryIn);</text:p>
      <text:p text:style-name="P6"><text:tab/>};</text:p>
      <text:p text:style-name="P9"/>
      <text:p text:style-name="P9"><text:tab/>for (i; <text:span text:style-name="T3">0</text:span>..<text:span text:style-name="T3">4</text:span>)</text:p>
      <text:p text:style-name="P9"><text:tab/>{</text:p>
      <text:p text:style-name="P9"><text:tab/><text:tab/>adders[i].a = a[i];</text:p>
      <text:p text:style-name="P9"><text:tab/><text:tab/>adders[i].b = b[i];<text:line-break/><text:tab/><text:tab/>sum[i] = adders[i].sum;</text:p>
      <text:p text:style-name="P9"><text:tab/>}</text:p>
      <text:p text:style-name="P9"/>
      <text:p text:style-name="P9"><text:tab/>adders[0].carryIn = 0;</text:p>
      <text:p text:style-name="P9"><text:tab/>for (i: <text:span text:style-name="T3">1</text:span>..<text:span text:style-name="T3">4</text:span>)</text:p>
      <text:p text:style-name="P9"><text:tab/><text:tab/>adders[i].carryIn = adders[i-1].carryOut;</text:p>
      <text:p text:style-name="P9"/>
      <text:p text:style-name="P9"><text:tab/>carryOut = adders[3].carryOut;</text:p>
      <text:p text:style-name="P9"><text:tab/>overflow = (a[3] == b[3]) &amp; (sum[3] != a[3]);</text:p>
      <text:p text:style-name="P11">}</text:p>
      <text:p text:style-name="P2"/>
      <text:p text:style-name="P2"><text:span text:style-name="T2">When the user mouses over a field inside one of the sub-parts, it also highlights the fields in other sub-parts to which it is directly connected. <text:s/>If applicable, it </text:span><text:span text:style-name="T1">also</text:span><text:span text:style-name="T2"> connects to fields in the enclosing part.</text:span></text:p>
      <text:p text:style-name="P2"><text:span text:style-name="T2"/></text:p>
      <text:p text:style-name="P2"><text:span text:style-name="T2">QUESTION: Should we include a “partial highlight” option, to highlight terms inside for() loops which represent these highlighted terms in some but not all iterations of the loop?</text:span></text:p>
      <text:p text:style-name="P2"><text:span text:style-name="T2"/></text:p>
      <text:p text:style-name="P2"><text:span text:style-name="T2">QUESTION: If we mouse over a term in a loop (when the loop is *NOT* expanded), should we figure out what all of the instances of the term would be (when the loop *WAS* expanded), along with the various things that they are connected to?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ssell Lewis</meta:initial-creator>
    <meta:creation-date>2018-10-15T11:01:57.43</meta:creation-date>
    <dc:date>2019-02-15T17:03:01.80</dc:date>
    <dc:creator>Russell Lewis</dc:creator>
    <meta:editing-duration>PT4H50M</meta:editing-duration>
    <meta:editing-cycles>10</meta:editing-cycles>
    <meta:generator>OpenOffice/4.1.6$Win32 OpenOffice.org_project/416m1$Build-9790</meta:generator>
    <meta:document-statistic meta:table-count="0" meta:image-count="0" meta:object-count="0" meta:page-count="23" meta:paragraph-count="569" meta:word-count="2076" meta:character-count="14013"/>
  </office:meta>
</office:document-meta>
</file>